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4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0.506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467cm"/>
    </style:style>
    <style:style style:name="co9" style:family="table-column">
      <style:table-column-properties fo:break-before="auto" style:column-width="0.462cm"/>
    </style:style>
    <style:style style:name="co10" style:family="table-column">
      <style:table-column-properties fo:break-before="auto" style:column-width="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ff8000"/>
    </style:style>
    <style:style style:name="ce4" style:family="table-cell" style:parent-style-name="Default">
      <style:text-properties fo:color="#f10d0c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ext-properties fo:color="#2a6099"/>
    </style:style>
    <style:style style:name="ce7" style:family="table-cell" style:parent-style-name="Default">
      <style:text-properties fo:color="#00a933"/>
    </style:style>
    <style:style style:name="ce8" style:family="table-cell" style:parent-style-name="Default">
      <style:table-cell-properties fo:background-color="transparent"/>
      <style:text-properties fo:color="#f10d0c"/>
    </style:style>
    <style:style style:name="ce9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N par</text:p>
          </table:table-cell>
          <table:covered-table-cell/>
          <table:covered-table-cell table:style-name="ce2"/>
          <table:covered-table-cell table:number-columns-repeated="9"/>
          <table:covered-table-cell table:style-name="ce2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number-columns-repeated="9"/>
          <table:table-cell table:style-name="ce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D</text:p>
          </table:table-cell>
          <table:table-cell table:number-columns-repeated="9"/>
          <table:table-cell table:style-name="ce4" office:value-type="string" calcext:value-type="string">
            <text:p>E</text:p>
          </table:table-cell>
          <table:table-cell table:style-name="ce1" office:value-type="string" calcext:value-type="string" table:number-columns-spanned="4" table:number-rows-spanned="1">
            <text:p>O resto se preenche seguindo a diagon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E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9"/>
          <table:table-cell table:style-name="ce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number-columns-repeated="9"/>
          <table:table-cell table:style-name="ce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14" table:number-rows-spanned="1">
            <text:p>N ímpar</text:p>
          </table:table-cell>
          <table:covered-table-cell table:number-columns-repeated="13"/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number-columns-repeated="9"/>
          <table:table-cell table:style-name="ce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D</text:p>
          </table:table-cell>
          <table:table-cell table:number-columns-repeated="9"/>
          <table:table-cell table:style-name="ce4"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E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9"/>
          <table:table-cell table:style-name="ce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number-columns-repeated="9"/>
          <table:table-cell table:style-name="ce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9"/>
          <table:table-cell table:style-name="ce4"/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number-columns-repeated="7"/>
          <table:table-cell table:style-name="ce6"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E</text:p>
          </table:table-cell>
          <table:table-cell table:number-columns-repeated="7"/>
          <table:table-cell table:style-name="ce7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7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6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7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7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7"/>
          <table:table-cell table:style-name="ce3"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number-columns-repeated="7"/>
          <table:table-cell table:style-name="ce5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5T12:16:52.627209350</meta:creation-date>
    <dc:date>2020-04-05T14:59:57.911561001</dc:date>
    <meta:editing-duration>PT2H12M12S</meta:editing-duration>
    <meta:editing-cycles>5</meta:editing-cycles>
    <meta:generator>LibreOffice/6.3.5.2$Linux_X86_64 LibreOffice_project/30$Build-2</meta:generator>
    <meta:document-statistic meta:table-count="1" meta:cell-count="270" meta:object-count="0"/>
  </office:meta>
</office:document-meta>
</file>